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icrosoft JhengHei fixed" svg:font-family="'Microsoft JhengHei fixed', 'Helvetica Neue', 'Microsoft JhengHei', Helvetica, 'Segoe UI', Tahoma, Arial, sans-serif"/>
    <style:font-face style:name="Liberation Serif" svg:font-family="'Liberation Serif'" style:font-family-generic="roman" style:font-pitch="variable"/>
    <style:font-face style:name="DejaVu Sans Condensed" svg:font-family="'DejaVu Sans Condensed'"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fo:text-align="start" style:justify-single-word="false"/>
      <style:text-properties style:font-name="Droid Sans Fallback" fo:font-size="9.10000038146973pt" fo:font-weight="normal" officeooo:rsid="0015e227" officeooo:paragraph-rsid="00936f19" style:font-name-asian="Droid Sans Fallback" style:font-size-asian="9.10000038146973pt" style:font-weight-asian="normal" style:font-size-complex="9.10000038146973pt" style:font-weight-complex="normal"/>
    </style:style>
    <style:style style:name="P2" style:family="paragraph" style:parent-style-name="Text_20_body">
      <style:paragraph-properties fo:margin-top="0in" fo:margin-bottom="0in" loext:contextual-spacing="false" fo:text-align="start" style:justify-single-word="false"/>
      <style:text-properties style:font-name="Droid Sans Fallback" fo:font-size="9.10000038146973pt" fo:font-weight="normal" officeooo:rsid="0015e227" officeooo:paragraph-rsid="002c4b9e" style:font-name-asian="Droid Sans Fallback" style:font-size-asian="9.10000038146973pt" style:font-weight-asian="normal" style:font-size-complex="9.10000038146973pt" style:font-weight-complex="normal"/>
    </style:style>
    <style:style style:name="P3" style:family="paragraph" style:parent-style-name="Text_20_body">
      <style:paragraph-properties fo:text-align="start" style:justify-single-word="false"/>
      <style:text-properties fo:font-variant="normal" fo:text-transform="none" fo:color="#212529" style:font-name="Droid Sans Fallback" fo:font-size="11pt" officeooo:rsid="0059988c" officeooo:paragraph-rsid="0059988c" style:font-name-asian="Droid Sans Fallback" style:font-size-asian="9.60000038146973pt" style:font-style-asian="normal" style:font-weight-asian="bold" style:font-size-complex="11pt"/>
    </style:style>
    <style:style style:name="P4" style:family="paragraph" style:parent-style-name="Heading_20_1">
      <style:paragraph-properties fo:text-align="start" style:justify-single-word="false"/>
      <style:text-properties fo:font-variant="normal" fo:text-transform="none" fo:color="#212529" fo:font-size="15pt" officeooo:rsid="0059988c" officeooo:paragraph-rsid="0059988c" style:font-name-asian="Microsoft JhengHei fixed" style:font-size-asian="15pt" style:font-style-asian="normal" style:font-weight-asian="bold" style:font-size-complex="15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乞討與社會誠信和愛心</text:h>
      <text:p text:style-name="P3"/>
      <text:p text:style-name="P1">乞討與流浪並非丟臉之事！馬有失蹄人有落難時！有時行乞也只是個人的選擇！名利本就無，只不過是魔鬼百十年來給人類的大腦編程！一種虛妄的自我感覺而已！一切虛妄終是空！</text:p>
      <text:p text:style-name="P1"/>
      <text:p text:style-name="P1">與領取救濟金相比，乞討更爲高義！同樣是要飯的事實，只是後者更爲隱蔽，就像印鈔與搶劫銀行，其效果是一樣的！只不過是，大盜爲官，小盜爲寇，前者萬人景仰，後者只要東窗事不發，依然可以是羨慕者衆，如今社會，金錢不問出處！所以現在的人大多心安理得地期望政府多印錢，多發放救濟金，卻嘲笑着路邊行乞的和自營一畝三分地的青樓女子！</text:p>
      <text:p text:style-name="P1"/>
      <text:p text:style-name="P1">打開金剛經，開經便是佛陀行乞日常！他風輕雲淡地放棄了萬千人羨慕的太子和王位以及無盡的財寶。衆生皆平等！乞丐不必是跪在權力和財富前面的奴隸！心窮才是真的窮！可笑的是，多少王權和富賈卻跪在被玄幻化後的乞丐佛陀前面乞討着更多衆生皆無我獨有的不平等！歷史長河幾千年，或許我們數不出多少對人類有益的有權或有錢人士，古來聖賢也大多非出其中，但我們有目共睹佛經渡化了無數人，修心的人皆學會了珍惜此生該珍惜的，而放下了妄念執着！</text:p>
      <text:p text:style-name="P1"/>
      <text:p text:style-name="P1">只是可惜世風日下，佛經的影響越來越小，修心的人越來越少！佛門成了燒香跪拜的玄門！社會被權力和金錢的人渣所控制！經過幾十上百年的努力，它們成功地把控了教育，洗腦了大衆！年輕一代變得腦殘而順從，卻又自以爲比長輩和前人聰明！只因爲他們玩着高科技，卻淪爲高科技的奴隸而不自知！他們眼中所謂的文明就是科技和物質！魔鬼的僞詐遠超我們的認知！它們要控制我們的思考就是從教會我們如何思考開始！一種隱祕的洗腦！它們如沐春風一樣通過各種所謂的商業文化以及各種信息渠道定義着什麼是成功，什麼是丟臉！當然，都是各種笑貧不笑娼、沒有禮義廉恥的社會文化！ </text:p>
      <text:p text:style-name="P1"/>
      <text:p text:style-name="P1">雖然出生於傳統的佛教國度，但如今的人基本都不信佛了！猶如當年《可蘭經》提着彎刀逼着人改變信仰，毛臘肉砸孔廟毀佛堂，把人心都趕入了地域！所以佛教之於以前的我，只是一點文化的記憶，一種儀式，一個玄門！</text:p>
      <text:p text:style-name="P2"/>
      <text:p text:style-name="P2">近來心總是難安，情緒如野馬，又似潮水，於是想找一段優美的文字，能入心，能撫心殤，能安心！於是乎，慢慢有緣了《心經》和《金剛經》，其中《金剛經》文字之優美，默誦着，心裏更有一種美的享受！大概，美的事物總有療傷的奇效！</text:p>
      <text:p text:style-name="P2"/>
      <text:p text:style-name="P2">也是初聞佛法後，才知其不等同於佛教，而是一個很樸實的渡人安心修心的世間法！我們爲何把佛法誤認爲是玄門，可能是魔鬼的慣用伎倆，往其中摻了沙子！讓佛教變得玄幻而荒唐，從何使之污名化，更有衆多假比丘和尚，使之越來越不得人心！所以我們理解佛學大多是被污名化之後的佛教！只有靜下心來研讀《心經》和《金剛經》等經文方能找回佛學的本源！</text:p>
      <text:p text:style-name="P2"/>
      <text:p text:style-name="P2">相較於基督教，個人覺得佛學更能讓人心安。佛學渡人修心，而《聖經》更像是要人服從順從，只有信主才能得永生，得庇護，得到愛。《聖經》裏也沒找到優美的撫心的文字，歌曲也多是讚歌，所以它似向上祈求、讚美及感恩，而佛經更像是向內修心！因此佛門更適合內心苦厄中的衆生！</text:p>
      <text:p text:style-name="P2"/>
      <text:p text:style-name="P2">自從明白了佛學修心，面對苦厄，也常常能找到安心之法，即使不幸淪爲乞丐流浪漢，也慢慢學會了處之以泰然！魔鬼是一個變態的東西，它喜歡看着人痛苦和恐懼！而佛法告訴我們，苦厄是一種難得的修心，知識易學，心性難磨！甘甜多在苦中求，領悟了，我們便會很快樂！畢竟，我們的心是金剛，能斷一切！也能渡一切！</text:p>
      <text:p text:style-name="P2"/>
      <text:p text:style-name="P2">也自從入了乞丐這一高檔行業後，慢慢發現社會的弊端，一個嚴重的魔鬼摻沙子的社會信任危機！因爲假乞丐太多，人心在被狼來了喊多之後，就慢慢變得冷漠了！懷疑、猜忌和自保固然沒錯，人之常情，錯的是魔鬼和不作爲的政府！一個不敢給愛心的世界就像一個原始森林！不適合人居住！</text:p>
      <text:p text:style-name="P2"/>
      <text:p text:style-name="P2">乞討和捐贈需要有效地監督！這樣社會的愛心才能放心地敞開！而真正需要幫助的人，其渠道才能更加四通八達！</text:p>
      <text:p text:style-name="P2"/>
      <text:p text:style-name="P2">其解決辦法其實也簡單：一個政府認證的行乞箱，帶二維碼和鈔票識別裝置。每個需要行乞的人都需要提供真實材料，調查屬實，且在政府財政救濟行列之外，即可發放此行乞箱！上面的二維碼可以指引到政府相關網站查詢行乞者可以公開的資料，包括過往每日的行乞數額，每月或每日行乞期望值及其用途。行乞箱上也有LED燈顯示每日行乞期望額和當前已經得到的數額。可以掃描捐贈，也可以現金。每日只能到指定機構才能將其中現金取出，並且當日數據自動上傳到其個人的數據庫中。</text:p>
      <text:p text:style-name="P2"/>
      <text:p text:style-name="P2">有權威機構爲其真實性背書，就像淘寶爲買賣雙方的交易背書一樣，可以解決這種信任危機！信息公開可查詢可監督，也更有誠信度！索取有度，施者有愛且放心！政府也可以追蹤每一位困難者，或免費崗前培訓，或介紹工作。讓騙子在這種 陽光的監督下無處遁形！更不可能再有拐賣兒童被刻意至殘行乞的機會了！</text:p>
      <text:p text:style-name="P2"/>
      <text:p text:style-name="P2">誠信和愛心是社會文明的重要基石！無用之學方是大學，無用只用方是大用！誠信和愛心就是屬於此般的大學與大用！</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icrosoft JhengHei fixed" svg:font-family="'Microsoft JhengHei fixed', 'Helvetica Neue', 'Microsoft JhengHei', Helvetica, 'Segoe UI', Tahoma, Arial, sans-serif"/>
    <style:font-face style:name="Liberation Serif" svg:font-family="'Liberation Serif'" style:font-family-generic="roman" style:font-pitch="variable"/>
    <style:font-face style:name="DejaVu Sans Condensed" svg:font-family="'DejaVu Sans Condensed'"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tb-rl"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9:55:21.734665039</meta:creation-date>
    <meta:generator>LibreOffice/6.0.7.3$Linux_X86_64 LibreOffice_project/00m0$Build-3</meta:generator>
    <dc:date>2022-07-13T20:03:32.625959672</dc:date>
    <meta:editing-duration>PT23H27M20S</meta:editing-duration>
    <meta:editing-cycles>302</meta:editing-cycles>
    <meta:document-statistic meta:table-count="0" meta:image-count="0" meta:object-count="0" meta:page-count="1" meta:paragraph-count="15" meta:word-count="1940" meta:character-count="1944" meta:non-whitespace-character-count="1942"/>
  </office:meta>
</office:document-meta>
</file>